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17T10:12:10.711000000</meta:creation-date>
    <dc:date>2022-02-17T10:16:20.327000000</dc:date>
    <meta:editing-duration>PT4M1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3.2$Windows_X86_64 LibreOffice_project/747b5d0ebf89f41c860ec2a39efd7cb15b54f2d8</meta:generator>
  </office:meta>
</office:document-meta>
</file>